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C000000FAAB36E2D22FE1C6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pitch="fixed"/>
    <style:font-face style:name="Droid Sans Mono" svg:font-family="'Droid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fo:min-height="12.593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T1" style:family="text">
      <style:text-properties fo:font-size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Droid Sans Mono1" fo:font-weight="bold" style:font-weight-asian="bold" style:font-weight-complex="bold"/>
    </style:style>
    <style:style style:name="T4" style:family="text">
      <style:text-properties style:font-name="Droid Sans Mono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3cm" svg:x="1.399cm" svg:y="0.626cm" presentation:class="title">
          <draw:text-box>
            <text:p>Java Users Group of Greater Louisville</text:p>
          </draw:text-box>
        </draw:frame>
        <draw:frame presentation:style-name="pr2" draw:text-style-name="P1" draw:layer="layout" svg:width="25.191cm" svg:height="9.133cm" svg:x="1.399cm" svg:y="3.684cm" presentation:class="subtitle">
          <draw:text-box>
            <text:p><text:span text:style-name="T1">August 2016</text:span></text:p>
            <text:p><text:span text:style-name="T1"/></text:p>
            <text:p><text:span text:style-name="T2">Java 8 Collections &amp; Stre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Java 8 Collections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Lots of the same things you’ve seen before</text:p>
                <text:list>
                  <text:list-item>
                    <text:p>Same great collections classes: List/Map/Set/etc...</text:p>
                  </text:list-item>
                  <text:list-item>
                    <text:p>Enhanced with new methods</text:p>
                    <text:list>
                      <text:list-item>
                        <text:p><text:span text:style-name="T3">stream()</text:span> </text:p>
                      </text:list-item>
                      <text:list-item>
                        <text:p><text:span text:style-name="T3">parallelStream(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ome new stuff!</text:span></text:p>
                <text:list>
                  <text:list-item>
                    <text:p><text:span text:style-name="T4">ForkJoinPool</text:span></text:p>
                  </text:list-item>
                  <text:list-item>
                    <text:p><text:span text:style-name="T4">CompletableFuture</text:span></text:p>
                  </text:list-item>
                </text:list>
              </text:list-item>
              <text:list-item>
                <text:p><text:span text:style-name="T4">New java.util.concurrent.atomic classes</text:span></text:p>
                <text:list>
                  <text:list-item>
                    <text:p><text:span text:style-name="T4">LongAdder</text:span></text:p>
                  </text:list-item>
                  <text:list-item>
                    <text:p><text:span text:style-name="T4">DoubleAd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Streams In Java 8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What is a stream?</text:p>
                <text:p/>
              </text:list-item>
              <text:list-item>
                <text:p>Why do I want streams?</text:p>
                <text:p/>
              </text:list-item>
              <text:list-item>
                <text:p>What was wrong with the old w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A stream is a way to perform operations over a List or some other type of collection which implements the Stream interface</text:p>
              <text:p/>
              <text:p>Because they make processing collections of information: Faster, concise, readable</text:p>
              <text:p/>
              <text:p>The old way, of using a “for element in” loop has several disadvantages… They are not necessarily lazy, it takes a lot of boilerplate, it’s not very readable.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Streams In Java 8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natomy Of A Stream</text:p>
                <text:list>
                  <text:list-item>
                    <text:p>Start with a collection or a generator – List&lt;String&gt; myList.stream()</text:p>
                  </text:list-item>
                  <text:list-item>
                    <text:p>Have one or more intermediate operations</text:p>
                    <text:list>
                      <text:list-item>
                        <text:p>map()</text:p>
                      </text:list-item>
                      <text:list-item>
                        <text:p>flatMap()</text:p>
                      </text:list-item>
                      <text:list-item>
                        <text:p>filter()</text:p>
                      </text:list-item>
                      <text:list-item>
                        <text:p>Etc…</text:p>
                      </text:list-item>
                    </text:list>
                  </text:list-item>
                  <text:list-item>
                    <text:p>Have a final terminal operation</text:p>
                    <text:list>
                      <text:list-item>
                        <text:p>collect()</text:p>
                      </text:list-item>
                      <text:list-item>
                        <text:p>forEach()</text:p>
                      </text:list-item>
                      <text:list-item>
                        <text:p>etc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93cm" svg:x="2.159cm" svg:y="13.271cm" presentation:class="notes" presentation:user-transformed="true">
            <draw:text-box>
              <text:p>A stream can be created from almost any type of Java collection, and there are methods and helper classes for creating streams from things like Arrays and IOStreams</text:p>
              <text:p/>
              <text:p>The number of intermediate operations is technically not limited except by the maximum size of a Java source file and compiled bytecode class (Pretty darned big!)</text:p>
              <text:p/>
              <text:p>The list of intermediate operations available can be found <text:a xlink:href="http://docs.oracle.com/javase/8/docs/api/java/util/stream/Stream.html#method.summary" xlink:type="simple">HERE</text:a></text:p>
              <text:p/>
              <text:p>Terminating operations either return void or return a non-stream value: max()/min()/forEach()/collect()/reduce()/toArray()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Streams In Java 8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Things to keep in mind about streams</text:p>
                <text:list>
                  <text:list-item>
                    <text:p>Streams are LAZY</text:p>
                  </text:list-item>
                  <text:list-item>
                    <text:p>Streams are ALWAYS unidirectional</text:p>
                  </text:list-item>
                  <text:list-item>
                    <text:p>Streams are meant to be fluent</text:p>
                  </text:list-item>
                  <text:list-item>
                    <text:p>Streams MUST BE non-interfering</text:p>
                  </text:list-item>
                  <text:list-item>
                    <text:p>Streams SHOULD BE stat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Streams are not evaluated until a terminal operation is called.</text:p>
              <text:p>Streams cannot be processed multiple times/reversed/rewound/etc…</text:p>
              <text:p>Streams cannot be read by more than one stream pipeline</text:p>
              <text:p>Streams are meant to be used as a fluent API which should lend itself to expressive/clear code</text:p>
              <text:p>Processing done in a stream MUST NOT modify the collection or source object of the stream. The behavior when this is done is non-deterministic</text:p>
              <text:p>Streams should almost always be stateless. Processing in a stream should avoid relying on external state and should not differ based on external stat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pitch="fixed"/>
    <style:font-face style:name="Droid Sans Mono" svg:font-family="'Droid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linear" draw:start-color="#ffffff" draw:end-color="#ffff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729fc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729fc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8" draw:textarea-vertical-align="middle" draw:auto-grow-height="false" fo:min-height="12.7cm" fo:min-width="28.19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8"/>
      <style:paragraph-properties fo:margin-left="0cm" fo:margin-right="0cm" fo:margin-top="0cm" fo:margin-bottom="0cm" fo:text-align="center" fo:text-indent="0cm" style:writing-mode="lr-tb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custom-shape presentation:style-name="Mpr1" draw:text-style-name="MP5" draw:layer="backgroundobjects" svg:width="28.194cm" svg:height="12.7cm" svg:x="0cm" svg:y="3.302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2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2cm" svg:height="1.086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326cm" svg:height="2.851cm" svg:x="0.254cm" svg:y="0.197cm">
        <draw:image xlink:href="Pictures/10000201000000CC000000FAAB36E2D22FE1C66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06:49:47.679066200</meta:creation-date>
    <dc:date>2016-08-08T14:41:26.627915816</dc:date>
    <meta:editing-duration>PT2H8M43S</meta:editing-duration>
    <meta:editing-cycles>7</meta:editing-cycles>
    <meta:generator>LibreOffice/5.2.0.4$Linux_X86_64 LibreOffice_project/066b007f5ebcc236395c7d282ba488bca6720265</meta:generator>
    <meta:document-statistic meta:object-count="43"/>
  </office:meta>
</office:document-meta>
</file>